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367cm"/>
    </style:style>
    <style:style style:name="gr2" style:family="graphic" style:parent-style-name="standard">
      <style:graphic-properties draw:stroke="none" svg:stroke-color="#000000" draw:fill="none" draw:fill-color="#ffffff" fo:min-height="7.111cm"/>
    </style:style>
    <style:style style:name="gr3" style:family="graphic" style:parent-style-name="standard">
      <style:graphic-properties svg:stroke-color="#000000" draw:fill-color="#f5f5dc" draw:textarea-horizontal-align="justify" draw:textarea-vertical-align="middle" draw:auto-grow-height="false" fo:min-height="2.163cm" fo:min-width="2.04cm"/>
    </style:style>
    <style:style style:name="gr4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77cm"/>
    </style:style>
    <style:style style:name="gr6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35cm"/>
    </style:style>
    <style:style style:name="gr7" style:family="graphic" style:parent-style-name="standard">
      <style:graphic-properties draw:stroke="none" svg:stroke-color="#000000" draw:fill="none" draw:fill-color="#f5deb3" fo:min-height="1.111cm"/>
    </style:style>
    <style:style style:name="gr8" style:family="graphic" style:parent-style-name="standard">
      <style:graphic-properties draw:stroke="none" svg:stroke-color="#000000" draw:fill="none" draw:fill-color="#ffffff" fo:min-height="6.57cm"/>
    </style:style>
    <style:style style:name="gr9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10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11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</style:style>
    <style:style style:name="gr12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</style:style>
    <style:style style:name="gr13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131cm" fo:min-width="8.009cm"/>
    </style:style>
    <style:style style:name="gr14" style:family="graphic" style:parent-style-name="standard">
      <style:graphic-properties svg:stroke-color="#000000" draw:fill="solid" draw:fill-color="#fcd4d1" draw:textarea-horizontal-align="justify" draw:textarea-vertical-align="middle" draw:auto-grow-height="false" fo:min-height="0.131cm" fo:min-width="3.945cm"/>
    </style:style>
    <style:style style:name="gr15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131cm" fo:min-width="12.454cm"/>
    </style:style>
    <style:style style:name="P1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2" style:family="paragraph">
      <loext:graphic-properties draw:fill="none" draw:fill-color="#ffffff"/>
      <style:text-properties fo:font-size="12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-color="#f5f5dc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7" style:family="paragraph">
      <style:paragraph-properties fo:text-align="center"/>
    </style:style>
    <style:style style:name="P8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5deb3"/>
      <style:text-properties fo:font-size="14pt" style:font-size-asian="14pt" style:font-size-complex="14pt"/>
    </style:style>
    <style:style style:name="P10" style:family="paragraph">
      <loext:graphic-properties draw:fill-color="#f5deb3"/>
      <style:paragraph-properties fo:text-align="center"/>
      <style:text-properties fo:font-size="14pt"/>
    </style:style>
    <style:style style:name="P11" style:family="paragraph">
      <loext:graphic-properties draw:fill="solid" draw:fill-color="#e0efd4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solid" draw:fill-color="#fcd4d1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24pt" fo:font-style="normal" style:font-size-asian="18pt" style:font-style-asian="normal" style:font-size-complex="18pt" style:font-style-complex="normal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style:font-name="Liberation Sans1" fo:font-size="14pt" style:font-name-asian="Arial" style:font-size-asian="8pt" style:font-name-complex="Arial" style:font-size-complex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2pt" fo:font-weight="bold" style:font-size-asian="18pt" style:font-weight-asian="bold" style:font-size-complex="18pt" style:font-weight-complex="bold"/>
    </style:style>
    <style:style style:name="T11" style:family="text">
      <style:text-properties fo:font-size="12pt" fo:font-weight="normal" style:font-size-asian="18pt" style:font-weight-asian="normal" style:font-size-complex="18pt" style:font-weight-complex="normal"/>
    </style:style>
    <style:style style:name="T1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4cm" svg:height="2.617cm" svg:x="3.54cm" svg:y="2.27cm">
          <draw:text-box>
            <text:p><text:span text:style-name="T1">HeyMac (Layer 2) Frame Format</text:span><text:span text:style-name="T1"><text:line-break/></text:span><text:span text:style-name="T2">draft 2.0</text:span><text:span text:style-name="T2"><text:tab/></text:span><text:span text:style-name="T2"><text:tab/></text:span><text:span text:style-name="T2">2019/04/19</text:span><text:span text:style-name="T2"><text:line-break/></text:span><text:span text:style-name="T2"/></text:p>
          </draw:text-box>
        </draw:frame>
        <draw:g>
          <draw:frame draw:style-name="gr2" draw:text-style-name="P2" draw:layer="layout" svg:width="14.224cm" svg:height="7.361cm" svg:x="4.526cm" svg:y="18.583cm">
            <draw:text-box>
              <text:p><text:span text:style-name="T3">Type:</text:span><text:span text:style-name="T3"><text:tab/></text:span><text:span text:style-name="T3">2b00: Min: A minimum sized frame. <text:s/></text:span><text:span text:style-name="T3"><text:line-break/></text:span><text:span text:style-name="T3"><text:tab/></text:span><text:span text:style-name="T3"><text:tab/></text:span><text:span text:style-name="T3">Other Fctl options SHOULD be set so ExtTyp, NetId </text:span></text:p>
              <text:p><text:span text:style-name="T3"><text:tab/></text:span><text:span text:style-name="T3"><text:tab/></text:span><text:span text:style-name="T3">and addressing fields are absent.</text:span></text:p>
              <text:p><text:span text:style-name="T3"><text:tab/></text:span><text:span text:style-name="T3">2b01: MAC: The payload is a HeyMac Layer 2 command. </text:span></text:p>
              <text:p><text:span text:style-name="T3"><text:tab/></text:span><text:span text:style-name="T3">2b10: NET: The payload is APv6 Network Layer 3 data.</text:span></text:p>
              <text:p><text:span text:style-name="T3"><text:tab/></text:span><text:span text:style-name="T3">2b11: Ext: Extended frame type. <text:s/>The ExtTyp field is present.</text:span></text:p>
              <text:p><text:span text:style-name="T3">L: Long Addressing: </text:span></text:p>
              <text:p><text:span text:style-name="T4"><text:tab/></text:span><text:span text:style-name="T4">If 1, the resender, destination and/or </text:span><text:span text:style-name="T3">source addresses</text:span></text:p>
              <text:p><text:span text:style-name="T3"><text:tab/></text:span><text:span text:style-name="T3">are 8 octets (64 bits) in size, if present.</text:span></text:p>
              <text:p><text:span text:style-name="T3">P: Pending frames follow</text:span></text:p>
              <text:p><text:span text:style-name="T3">N: Net ID present</text:span></text:p>
              <text:p><text:span text:style-name="T3">D: Dst Addr present</text:span></text:p>
              <text:p><text:span text:style-name="T3">I: IE(s) present</text:span></text:p>
              <text:p><text:span text:style-name="T3">S: Src Addr present</text:span></text:p>
            </draw:text-box>
          </draw:frame>
          <draw:custom-shape draw:style-name="gr3" draw:text-style-name="P4" draw:layer="layout" svg:width="2.54cm" svg:height="2.413cm" svg:x="12.43cm" svg:y="15.9cm">
            <text:p text:style-name="P3"><text:span text:style-name="T5">Frame Type</text:span><text:span text:style-name="T5"><text:line-break/></text:span><text:span text:style-name="T6">b00: Min</text:span><text:span text:style-name="T6"><text:line-break/></text:span><text:span text:style-name="T6">b01: MAC</text:span><text:span text:style-name="T6"><text:line-break/></text:span><text:span text:style-name="T6">b10: NET</text:span></text:p>
            <text:p text:style-name="P3"><text:span text:style-name="T6">b11: Ext</text:span>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2.667cm" svg:height="1.165cm" svg:x="2.143cm" svg:y="16.027cm">
            <draw:text-box>
              <text:p text:style-name="P5"><text:span text:style-name="T7">Fctl field:</text:span></text:p>
            </draw:text-box>
          </draw:frame>
          <draw:g>
            <draw:custom-shape draw:style-name="gr5" draw:text-style-name="P8" draw:layer="layout" svg:width="1.27cm" svg:height="1.27cm" svg:x="4.81cm" svg:y="15.9cm">
              <text:p text:style-name="P7"><text:span text:style-name="T8">Type</text:span><text:span text:style-name="T8"><text:line-break/></text:span><text:span text:style-name="T8">2 b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8" draw:layer="layout" svg:width="0.635cm" svg:height="1.27cm" svg:x="6.08cm" svg:y="15.9cm">
              <text:p text:style-name="P7"><text:span text:style-name="T8">L</text:span><text:span text:style-name="T8"><text:line-break/></text:span><text:span text:style-name="T8">1 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8" draw:layer="layout" svg:width="0.635cm" svg:height="1.27cm" svg:x="7.35cm" svg:y="15.9cm">
              <text:p text:style-name="P7"><text:span text:style-name="T8">N</text:span><text:span text:style-name="T8"><text:line-break/></text:span><text:span text:style-name="T8">1 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8" draw:layer="layout" svg:width="0.635cm" svg:height="1.27cm" svg:x="7.985cm" svg:y="15.9cm">
              <text:p text:style-name="P7"><text:span text:style-name="T8">D</text:span><text:span text:style-name="T8"><text:line-break/></text:span><text:span text:style-name="T8">1 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8" draw:layer="layout" svg:width="0.635cm" svg:height="1.27cm" svg:x="8.62cm" svg:y="15.9cm">
              <text:p text:style-name="P7"><text:span text:style-name="T8">I</text:span><text:span text:style-name="T8"><text:line-break/></text:span><text:span text:style-name="T8">1 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8" draw:layer="layout" svg:width="0.635cm" svg:height="1.27cm" svg:x="9.255cm" svg:y="15.9cm">
              <text:p text:style-name="P7"><text:span text:style-name="T8">S</text:span><text:span text:style-name="T8"><text:line-break/></text:span><text:span text:style-name="T8">1 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8" draw:layer="layout" svg:width="0.635cm" svg:height="1.27cm" svg:x="6.715cm" svg:y="15.9cm">
              <text:p text:style-name="P7"><text:span text:style-name="T8">R</text:span><text:span text:style-name="T8"><text:line-break/></text:span><text:span text:style-name="T8">1 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7" draw:text-style-name="P9" draw:layer="layout" svg:width="3.302cm" svg:height="1.361cm" svg:x="2.27cm" svg:y="6.129cm">
          <draw:text-box>
            <text:p><text:span text:style-name="T9">HeyMac v2</text:span><text:span text:style-name="T9"><text:line-break/></text:span><text:span text:style-name="T9">Frame</text:span></text:p>
          </draw:text-box>
        </draw:frame>
        <draw:frame draw:style-name="gr8" draw:text-style-name="P2" draw:layer="layout" svg:width="15.875cm" svg:height="6.82cm" svg:x="4.556cm" svg:y="8.404cm">
          <draw:text-box>
            <text:p><text:span text:style-name="T10">PID-Ver:</text:span><text:span text:style-name="T11"> Protocol ID (4b) | RFU (1b) | Version (3b)</text:span></text:p>
            <text:p><text:span text:style-name="T10">Fctl</text:span><text:span text:style-name="T3">: Frame Control. <text:s/>See below for details.</text:span></text:p>
            <text:p><text:span text:style-name="T3">*Addr: </text:span><text:span text:style-name="T10">Des</text:span><text:span text:style-name="T3">tination or </text:span><text:span text:style-name="T10">S</text:span><text:span text:style-name="T3">ou</text:span><text:span text:style-name="T10">rc</text:span><text:span text:style-name="T3">e </text:span><text:span text:style-name="T10">Addr</text:span><text:span text:style-name="T3">ess. <text:s/>0, 16 or 64b address. </text:span><text:span text:style-name="T3"><text:line-break/></text:span><text:span text:style-name="T10">Ext</text:span><text:span text:style-name="T3">: Extended Type field. <text:s/>Exists if Fctl’s Frame Type is 2b11.</text:span></text:p>
            <text:p><text:span text:style-name="T10">NetId</text:span><text:span text:style-name="T3">: Network identifier.</text:span></text:p>
            <text:p><text:span text:style-name="T10">IE</text:span><text:span text:style-name="T3">s: Header and Body Information Elements.</text:span></text:p>
            <text:p><text:span text:style-name="T3">Payld: Payload</text:span></text:p>
          </draw:text-box>
        </draw:frame>
        <draw:custom-shape draw:style-name="gr9" draw:text-style-name="P10" draw:layer="layout" svg:width="1.27cm" svg:height="1.27cm" svg:x="8.366cm" svg:y="6.08cm">
          <text:p text:style-name="P7"><text:span text:style-name="T12">Fctl</text:span><text:span text:style-name="T12"><text:line-break/></text:span><text:span text:style-name="T12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524cm" svg:height="1.27cm" svg:x="9.636cm" svg:y="6.08cm">
          <text:p text:style-name="P7"><text:span text:style-name="T12">Ext</text:span><text:span text:style-name="T12"><text:line-break/></text:span><text:span text:style-name="T12">0/1 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1.27cm" svg:x="14.716cm" svg:y="6.08cm">
          <text:p text:style-name="P7"><text:span text:style-name="T12">IEs</text:span><text:span text:style-name="T12"><text:line-break/></text:span><text:span text:style-name="T12">0+ B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778cm" svg:height="1.27cm" svg:x="18.018cm" svg:y="6.08cm">
          <text:p text:style-name="P7"><text:span text:style-name="T12">Payld</text:span><text:span text:style-name="T12"><text:line-break/></text:span><text:span text:style-name="T12">N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032cm" svg:height="1.27cm" svg:x="12.684cm" svg:y="6.08cm">
          <text:p text:style-name="P7"><text:span text:style-name="T12">DstAddr</text:span><text:span text:style-name="T12"><text:line-break/></text:span><text:span text:style-name="T12">0/2/8 B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524cm" svg:height="1.27cm" svg:x="11.16cm" svg:y="6.08cm">
          <text:p text:style-name="P7"><text:span text:style-name="T12">NetId</text:span><text:span text:style-name="T12"><text:line-break/></text:span><text:span text:style-name="T12">0/2 B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032cm" svg:height="1.27cm" svg:x="15.986cm" svg:y="6.08cm">
          <text:p text:style-name="P7"><text:span text:style-name="T12">SrcAddr</text:span><text:span text:style-name="T12"><text:line-break/></text:span><text:span text:style-name="T12">0/2/8 B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524cm" svg:height="1.27cm" svg:x="6.842cm" svg:y="6.08cm">
          <text:p text:style-name="P7"><text:span text:style-name="T12">PidVer</text:span><text:span text:style-name="T12"><text:line-break/></text:span><text:span text:style-name="T12">1 B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8.509cm" svg:height="0.381cm" svg:x="6.842cm" svg:y="7.35cm">
          <text:p text:style-name="P7"><text:span text:style-name="T8">Cleartext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4.445cm" svg:height="0.381cm" svg:x="15.351cm" svg:y="7.35cm">
          <text:p text:style-name="P7"><text:span text:style-name="T8">Encipherable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2.954cm" svg:height="0.381cm" svg:x="6.842cm" svg:y="7.726cm">
          <text:p text:style-name="P7"><text:span text:style-name="T8">Authentication rang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65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16:58:12.828826000</meta:creation-date>
    <dc:date>2019-04-19T23:11:21.220240000</dc:date>
    <meta:editing-duration>P1DT4H1M42S</meta:editing-duration>
    <meta:editing-cycles>16</meta:editing-cycles>
    <meta:generator>LibreOffice_Vanilla/5.4.4.3$MacOSX_X86_64 LibreOffice_project/327ad42f4b641f37cf4dd9936346bc386252669a</meta:generator>
    <meta:print-date>2018-10-10T16:09:36.431000000</meta:print-date>
    <meta:document-statistic meta:object-count="26"/>
  </office:meta>
</office:document-meta>
</file>